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4B0000026FE8C7D85C.jpg" manifest:media-type="image/jpeg"/>
  <manifest:file-entry manifest:full-path="Pictures/1000000000000825000004859FF6F3B1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5cm" fo:min-width="1.95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cm" fo:min-width="3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cm" fo:min-width="0.8cm"/>
    </style:style>
    <style:style style:name="gr6" style:family="graphic" style:parent-style-name="objectwithoutfill">
      <style:graphic-properties svg:stroke-width="0.1cm" svg:stroke-color="#ff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651cm" svg:height="4.8cm" svg:x="2.9cm" svg:y="3.35cm">
          <draw:image xlink:href="Pictures/1000000000000825000004859FF6F3B1.jpg" xlink:type="simple" xlink:show="embed" xlink:actuate="onLoad">
            <text:p/>
          </draw:image>
        </draw:frame>
        <draw:frame draw:style-name="gr1" draw:text-style-name="P1" draw:layer="layout" svg:width="4.756cm" svg:height="3.515cm" svg:x="11.694cm" svg:y="4.235cm">
          <draw:image xlink:href="Pictures/100000000000034B0000026FE8C7D85C.jpg" xlink:type="simple" xlink:show="embed" xlink:actuate="onLoad">
            <text:p/>
          </draw:image>
        </draw:frame>
        <draw:custom-shape draw:style-name="gr2" draw:text-style-name="P2" draw:layer="layout" svg:width="2.45cm" svg:height="1.2cm" svg:x="3.65cm" svg:y="2.05cm">
          <text:p text:style-name="P1"><text:span text:style-name="T1">CAN</text:span></text:p>
          <text:p text:style-name="P1"><text:span text:style-name="T2">and 5V &amp; GND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65cm" svg:x="10.45cm" svg:y="8.05cm">
          <text:p text:style-name="P1"><text:span text:style-name="T1">Joint <text:s/>ID switches</text:span></text:p>
          <draw:enhanced-geometry svg:viewBox="0 0 21600 21600" draw:type="rectangle" draw:enhanced-path="M 0 0 L 21600 0 21600 21600 0 21600 0 0 Z N"/>
        </draw:custom-shape>
        <draw:frame draw:style-name="gr4" draw:layer="layout" svg:width="1.349cm" svg:height="0.962cm" svg:x="2.2cm" svg:y="3.25cm">
          <draw:text-box>
            <text:p>(A)</text:p>
          </draw:text-box>
        </draw:frame>
        <draw:frame draw:style-name="gr4" draw:layer="layout" svg:width="1.349cm" svg:height="0.962cm" svg:x="11.701cm" svg:y="3.238cm">
          <draw:text-box>
            <text:p>(B)</text:p>
          </draw:text-box>
        </draw:frame>
        <draw:custom-shape draw:style-name="gr5" draw:text-style-name="P2" draw:layer="layout" svg:width="1.3cm" svg:height="0.65cm" svg:x="8.5cm" svg:y="2.7cm">
          <text:p text:style-name="P1"><text:span text:style-name="T1">pin 1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35cm" svg:y1="3.35cm" svg:x2="8.05cm" svg:y2="3.9cm">
          <text:p/>
        </draw:line>
        <draw:line draw:style-name="gr6" draw:text-style-name="P1" draw:layer="layout" svg:x1="6.2cm" svg:y1="2.65cm" svg:x2="7.3cm" svg:y2="3.5cm">
          <text:p/>
        </draw:line>
        <draw:line draw:style-name="gr6" draw:text-style-name="P1" draw:layer="layout" svg:x1="13.6cm" svg:y1="7.95cm" svg:x2="14.95cm" svg:y2="6.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Lenz</meta:initial-creator>
    <meta:creation-date>2014-12-03T16:07:09.337517298</meta:creation-date>
    <dc:date>2014-12-03T16:12:37.083883129</dc:date>
    <dc:creator>Alexander Lenz</dc:creator>
    <meta:editing-duration>PT5M27S</meta:editing-duration>
    <meta:editing-cycles>2</meta:editing-cycles>
    <meta:generator>LibreOffice/4.3.3.2$Linux_x86 LibreOffice_project/430m0$Build-2</meta:generator>
    <meta:document-statistic meta:object-count="10"/>
  </office:meta>
</office:document-meta>
</file>